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5833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0514in" style:rel-column-width="6512*"/>
    </style:style>
    <style:style style:name="Table1.B" style:family="table-column">
      <style:table-column-properties style:column-width="9.5319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lways"/>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row">
      <style:table-row-properties fo:keep-together="always"/>
    </style:style>
    <style:style style:name="Table1.4" style:family="table-row">
      <style:table-row-properties fo:keep-together="auto"/>
    </style:style>
    <style:style style:name="Table1.5" style:family="table-row">
      <style:table-row-properties fo:keep-together="always"/>
    </style:style>
    <style:style style:name="Table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5833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514in" style:rel-column-width="6512*"/>
    </style:style>
    <style:style style:name="Table2.B" style:family="table-column">
      <style:table-column-properties style:column-width="9.5319in" style:rel-column-width="59023*"/>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81e8f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5c2"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32a2d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2c93"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f19" officeooo:paragraph-rsid="00376f1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a07" officeooo:paragraph-rsid="0066b0c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4171"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d285" officeooo:paragraph-rsid="003e51e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65af" officeooo:paragraph-rsid="005e65a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01ea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bfb6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fba4" officeooo:paragraph-rsid="0065fb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cb7d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c888"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e04" officeooo:paragraph-rsid="006bae0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74bd4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15b"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4e2" officeooo:paragraph-rsid="008014e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2ce1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99a7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850c7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9004" officeooo:paragraph-rsid="008c900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ddbde" officeooo:paragraph-rsid="008ddbd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8179"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25c8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3751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d11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6e29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8c258"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7f05"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a41e" officeooo:paragraph-rsid="00c3a41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d115" officeooo:paragraph-rsid="00c3d11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708c03" officeooo:paragraph-rsid="00708c03"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Doc-L1">
      <style:text-properties officeooo:rsid="00205660" officeooo:paragraph-rsid="00205660"/>
    </style:style>
    <style:style style:name="P53" style:family="paragraph" style:parent-style-name="Doc-L1">
      <style:text-properties officeooo:rsid="00205660" officeooo:paragraph-rsid="002f92ed"/>
    </style:style>
    <style:style style:name="P54" style:family="paragraph" style:parent-style-name="Doc-L1">
      <style:text-properties officeooo:rsid="0022ce6f" officeooo:paragraph-rsid="0029d008"/>
    </style:style>
    <style:style style:name="P55" style:family="paragraph" style:parent-style-name="Doc-L1">
      <style:text-properties officeooo:rsid="0022ce6f" officeooo:paragraph-rsid="002e4e63"/>
    </style:style>
    <style:style style:name="P56" style:family="paragraph" style:parent-style-name="Doc-L1">
      <style:paragraph-properties fo:text-align="start" style:justify-single-word="false"/>
      <style:text-properties officeooo:paragraph-rsid="00c37f05"/>
    </style:style>
    <style:style style:name="P57" style:family="paragraph" style:parent-style-name="RefNumber">
      <style:text-properties officeooo:rsid="00205660" officeooo:paragraph-rsid="00205660"/>
    </style:style>
    <style:style style:name="P58" style:family="paragraph" style:parent-style-name="RefNumber">
      <style:text-properties officeooo:rsid="002bac07" officeooo:paragraph-rsid="002bac07"/>
    </style:style>
    <style:style style:name="P59" style:family="paragraph" style:parent-style-name="RefNumber">
      <style:text-properties officeooo:rsid="002f92ed" officeooo:paragraph-rsid="002f92ed"/>
    </style:style>
    <style:style style:name="P60" style:family="paragraph" style:parent-style-name="RefNumber">
      <style:text-properties officeooo:rsid="0064419a" officeooo:paragraph-rsid="0064419a"/>
    </style:style>
    <style:style style:name="P61" style:family="paragraph" style:parent-style-name="RefNumber">
      <style:text-properties officeooo:rsid="00683f9c" officeooo:paragraph-rsid="00683f9c"/>
    </style:style>
    <style:style style:name="P62" style:family="paragraph" style:parent-style-name="RefNumber">
      <style:text-properties officeooo:rsid="0068c888" officeooo:paragraph-rsid="0068c888"/>
    </style:style>
    <style:style style:name="P63" style:family="paragraph" style:parent-style-name="RefNumber">
      <style:text-properties officeooo:rsid="008b6ddd" officeooo:paragraph-rsid="008b6ddd"/>
    </style:style>
    <style:style style:name="P64" style:family="paragraph" style:parent-style-name="RefNumber">
      <style:text-properties officeooo:rsid="00b25c86" officeooo:paragraph-rsid="00b25c86"/>
    </style:style>
    <style:style style:name="P6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Doc-L1">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Doc-L1">
      <style:paragraph-properties fo:margin-left="0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5403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c6179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c941c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65c2"/>
    </style:style>
    <style:style style:name="T2" style:family="text">
      <style:text-properties officeooo:rsid="001665c2" style:font-size-asian="10pt" style:font-size-complex="10pt"/>
    </style:style>
    <style:style style:name="T3" style:family="text">
      <style:text-properties officeooo:rsid="0064419a" style:font-size-asian="10pt" style:font-size-complex="10pt"/>
    </style:style>
    <style:style style:name="T4" style:family="text">
      <style:text-properties style:text-position="super 58%"/>
    </style:style>
    <style:style style:name="T5" style:family="text">
      <style:text-properties style:text-position="super 58%" officeooo:rsid="00963f5c"/>
    </style:style>
    <style:style style:name="T6" style:family="text">
      <style:text-properties officeooo:rsid="002101d1"/>
    </style:style>
    <style:style style:name="T7" style:family="text">
      <style:text-properties fo:font-style="italic" style:font-style-asian="italic" style:font-style-complex="italic"/>
    </style:style>
    <style:style style:name="T8" style:family="text">
      <style:text-properties fo:font-style="italic" officeooo:rsid="006bfb64" style:font-style-asian="italic" style:font-style-complex="italic"/>
    </style:style>
    <style:style style:name="T9" style:family="text">
      <style:text-properties fo:font-style="italic" officeooo:rsid="0083355f" style:font-style-asian="italic" style:font-style-complex="italic"/>
    </style:style>
    <style:style style:name="T10" style:family="text">
      <style:text-properties fo:font-style="italic" officeooo:rsid="00963f5c" style:font-style-asian="italic" style:font-style-complex="italic"/>
    </style:style>
    <style:style style:name="T11" style:family="text">
      <style:text-properties fo:font-style="italic" officeooo:rsid="008feebb" style:font-style-asian="italic" style:font-style-complex="italic"/>
    </style:style>
    <style:style style:name="T12" style:family="text">
      <style:text-properties fo:font-style="italic" officeooo:rsid="00c6179e" style:font-style-asian="italic" style:font-style-complex="italic"/>
    </style:style>
    <style:style style:name="T13" style:family="text">
      <style:text-properties fo:font-style="italic" officeooo:rsid="00c7fdfe" style:font-style-asian="italic" style:font-style-complex="italic"/>
    </style:style>
    <style:style style:name="T14" style:family="text">
      <style:text-properties fo:font-style="italic" officeooo:rsid="00c941cb"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ba3aa9" style:font-style-asian="italic" style:font-weight-asian="bold" style:font-style-complex="italic" style:font-weight-complex="bold"/>
    </style:style>
    <style:style style:name="T17" style:family="text">
      <style:text-properties fo:font-style="italic" fo:font-weight="bold" officeooo:rsid="00baca25" style:font-style-asian="italic" style:font-weight-asian="bold" style:font-style-complex="italic" style:font-weight-complex="bold"/>
    </style:style>
    <style:style style:name="T18" style:family="text">
      <style:text-properties fo:font-style="italic" fo:font-weight="bold" officeooo:rsid="00c6179e" style:font-style-asian="italic" style:font-weight-asian="bold" style:font-style-complex="italic" style:font-weight-complex="bold"/>
    </style:style>
    <style:style style:name="T19" style:family="text">
      <style:text-properties fo:font-style="italic" fo:font-weight="bold" officeooo:rsid="00c941cb" style:font-style-asian="italic" style:font-weight-asian="bold" style:font-style-complex="italic" style:font-weight-complex="bold"/>
    </style:style>
    <style:style style:name="T20" style:family="text">
      <style:text-properties officeooo:rsid="0029d008"/>
    </style:style>
    <style:style style:name="T21" style:family="text">
      <style:text-properties officeooo:rsid="002a2619"/>
    </style:style>
    <style:style style:name="T22" style:family="text">
      <style:text-properties officeooo:rsid="002bac07"/>
    </style:style>
    <style:style style:name="T23" style:family="text">
      <style:text-properties officeooo:rsid="002e4e63"/>
    </style:style>
    <style:style style:name="T24" style:family="text">
      <style:text-properties officeooo:rsid="002f92ed"/>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erif" fo:font-size="12pt" fo:font-style="normal" fo:text-shadow="none" style:text-underline-style="none" fo:font-weight="normal" officeooo:rsid="00601eae"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erif" fo:font-size="12pt" fo:font-style="normal" fo:text-shadow="none" style:text-underline-style="none" fo:font-weight="normal" officeooo:rsid="00ba3aa9"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font-name="Liberation Serif" fo:font-size="12pt" fo:font-style="normal" fo:text-shadow="none" style:text-underline-style="none" fo:font-weight="normal" officeooo:rsid="00baca25"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32" style:family="text">
      <style:text-properties fo:color="#000000" style:text-outline="false" style:text-line-through-style="none" style:text-line-through-type="none" style:font-name="Liberation Serif" fo:font-size="12pt" fo:font-style="italic" fo:text-shadow="none" style:text-underline-style="none" fo:font-weight="bold" officeooo:rsid="00601eae" style:font-size-asian="12pt" style:font-style-asian="italic" style:font-weight-asian="bold" style:font-size-complex="12pt" style:font-style-complex="italic" style:font-weight-complex="bold" style:text-overline-style="none" style:text-overline-color="font-color"/>
    </style:style>
    <style:style style:name="T33" style:family="text">
      <style:text-properties fo:color="#000000" style:text-outline="false" style:text-line-through-style="none" style:text-line-through-type="none" style:font-name="Liberation Serif" fo:font-size="12pt" fo:font-style="italic" fo:text-shadow="none" style:text-underline-style="none" fo:font-weight="bold" officeooo:rsid="00ba3aa9" style:font-size-asian="12pt" style:font-style-asian="italic" style:font-weight-asian="bold" style:font-size-complex="12pt" style:font-style-complex="italic" style:font-weight-complex="bold" style:text-overline-style="none" style:text-overline-color="font-color"/>
    </style:style>
    <style:style style:name="T34" style:family="text">
      <style:text-properties fo:color="#000000" style:text-outline="false" style:text-line-through-style="none" style:text-line-through-type="none" style:font-name="Liberation Serif" fo:font-size="12pt" fo:font-style="italic" fo:text-shadow="none" style:text-underline-style="none" fo:font-weight="bold" officeooo:rsid="00baca25" style:font-size-asian="12pt" style:font-style-asian="italic" style:font-weight-asian="bold" style:font-size-complex="12pt" style:font-style-complex="italic" style:font-weight-complex="bold" style:text-overline-style="none" style:text-overline-color="font-color"/>
    </style:style>
    <style:style style:name="T35" style:family="text">
      <style:text-properties fo:color="#000000" style:text-outline="false" style:text-line-through-style="none" style:text-line-through-type="none" fo:font-style="normal" fo:text-shadow="none" style:text-underline-style="none" fo:font-weight="normal" officeooo:rsid="00ba3aa9"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font-weight="bold" style:font-weight-asian="bold" style:font-weight-complex="bold"/>
    </style:style>
    <style:style style:name="T37" style:family="text">
      <style:text-properties fo:font-weight="bold" officeooo:rsid="003b6215" style:font-weight-asian="bold" style:font-weight-complex="bold"/>
    </style:style>
    <style:style style:name="T38" style:family="text">
      <style:text-properties fo:font-weight="bold" officeooo:rsid="0068c888" style:font-weight-asian="bold" style:font-weight-complex="bold"/>
    </style:style>
    <style:style style:name="T39" style:family="text">
      <style:text-properties fo:font-weight="bold" officeooo:rsid="0081e8fc" style:font-weight-asian="bold" style:font-weight-complex="bold"/>
    </style:style>
    <style:style style:name="T40" style:family="text">
      <style:text-properties fo:font-weight="bold" officeooo:rsid="00824f2d" style:font-weight-asian="bold" style:font-weight-complex="bold"/>
    </style:style>
    <style:style style:name="T41" style:family="text">
      <style:text-properties fo:font-weight="bold" officeooo:rsid="00850c7e" style:font-weight-asian="bold" style:font-weight-complex="bold"/>
    </style:style>
    <style:style style:name="T42" style:family="text">
      <style:text-properties fo:font-weight="bold" officeooo:rsid="008f7d76" style:font-weight-asian="bold" style:font-weight-complex="bold"/>
    </style:style>
    <style:style style:name="T43" style:family="text">
      <style:text-properties fo:font-weight="bold" officeooo:rsid="00b0a262" style:font-weight-asian="bold" style:font-weight-complex="bold"/>
    </style:style>
    <style:style style:name="T44" style:family="text">
      <style:text-properties fo:font-weight="bold" officeooo:rsid="00b25c86" style:font-weight-asian="bold" style:font-weight-complex="bold"/>
    </style:style>
    <style:style style:name="T45" style:family="text">
      <style:text-properties officeooo:rsid="003b6215"/>
    </style:style>
    <style:style style:name="T46" style:family="text">
      <style:text-properties officeooo:rsid="003f97d4"/>
    </style:style>
    <style:style style:name="T47" style:family="text">
      <style:text-properties officeooo:rsid="005dd011"/>
    </style:style>
    <style:style style:name="T48" style:family="text">
      <style:text-properties officeooo:rsid="005e65af"/>
    </style:style>
    <style:style style:name="T49" style:family="text">
      <style:text-properties officeooo:rsid="00620f51"/>
    </style:style>
    <style:style style:name="T50" style:family="text">
      <style:text-properties officeooo:rsid="00628ae4"/>
    </style:style>
    <style:style style:name="T51" style:family="text">
      <style:text-properties officeooo:rsid="0064419a"/>
    </style:style>
    <style:style style:name="T52" style:family="text">
      <style:text-properties style:text-line-through-style="solid" style:text-line-through-type="single"/>
    </style:style>
    <style:style style:name="T53" style:family="text">
      <style:text-properties officeooo:rsid="0066b0cd"/>
    </style:style>
    <style:style style:name="T54" style:family="text">
      <style:text-properties officeooo:rsid="0068c888"/>
    </style:style>
    <style:style style:name="T55" style:family="text">
      <style:text-properties officeooo:rsid="006bae04"/>
    </style:style>
    <style:style style:name="T56" style:family="text">
      <style:text-properties officeooo:rsid="006bfb64"/>
    </style:style>
    <style:style style:name="T57" style:family="text">
      <style:text-properties officeooo:rsid="006cb7d0"/>
    </style:style>
    <style:style style:name="T58" style:family="text">
      <style:text-properties officeooo:rsid="006d8920"/>
    </style:style>
    <style:style style:name="T59" style:family="text">
      <style:text-properties officeooo:rsid="0073c55e"/>
    </style:style>
    <style:style style:name="T60" style:family="text">
      <style:text-properties officeooo:rsid="007f3a07"/>
    </style:style>
    <style:style style:name="T61" style:family="text">
      <style:text-properties officeooo:rsid="0080115b"/>
    </style:style>
    <style:style style:name="T62" style:family="text">
      <style:text-properties officeooo:rsid="008014e2"/>
    </style:style>
    <style:style style:name="T63" style:family="text">
      <style:text-properties officeooo:rsid="0081506b"/>
    </style:style>
    <style:style style:name="T64" style:family="text">
      <style:text-properties officeooo:rsid="0081e8fc"/>
    </style:style>
    <style:style style:name="T65" style:family="text">
      <style:text-properties officeooo:rsid="0083355f"/>
    </style:style>
    <style:style style:name="T66" style:family="text">
      <style:text-properties officeooo:rsid="00850c7e"/>
    </style:style>
    <style:style style:name="T67" style:family="text">
      <style:text-properties officeooo:rsid="008815b3"/>
    </style:style>
    <style:style style:name="T68" style:family="text">
      <style:text-properties officeooo:rsid="00899a76"/>
    </style:style>
    <style:style style:name="T69" style:family="text">
      <style:text-properties officeooo:rsid="008c9004"/>
    </style:style>
    <style:style style:name="T70" style:family="text">
      <style:text-properties fo:color="#8d281e" fo:font-weight="bold" style:font-weight-asian="bold" style:font-weight-complex="bold"/>
    </style:style>
    <style:style style:name="T71" style:family="text">
      <style:text-properties officeooo:rsid="008f7d76"/>
    </style:style>
    <style:style style:name="T72" style:family="text">
      <style:text-properties officeooo:rsid="009368c0"/>
    </style:style>
    <style:style style:name="T73" style:family="text">
      <style:text-properties officeooo:rsid="0094c02e"/>
    </style:style>
    <style:style style:name="T74" style:family="text">
      <style:text-properties officeooo:rsid="00963f5c"/>
    </style:style>
    <style:style style:name="T75" style:family="text">
      <style:text-properties officeooo:rsid="0099a526"/>
    </style:style>
    <style:style style:name="T76" style:family="text">
      <style:text-properties officeooo:rsid="009afee1"/>
    </style:style>
    <style:style style:name="T77" style:family="text">
      <style:text-properties officeooo:rsid="00a8ac60"/>
    </style:style>
    <style:style style:name="T78" style:family="text">
      <style:text-properties officeooo:rsid="00a8ccc6"/>
    </style:style>
    <style:style style:name="T79" style:family="text">
      <style:text-properties officeooo:rsid="00b0a262"/>
    </style:style>
    <style:style style:name="T80" style:family="text">
      <style:text-properties officeooo:rsid="00b25c86"/>
    </style:style>
    <style:style style:name="T81" style:family="text">
      <style:text-properties officeooo:rsid="008feebb"/>
    </style:style>
    <style:style style:name="T82" style:family="text">
      <style:text-properties officeooo:rsid="00b3751b"/>
    </style:style>
    <style:style style:name="T83" style:family="text">
      <style:text-properties officeooo:rsid="00b4fa28"/>
    </style:style>
    <style:style style:name="T84" style:family="text">
      <style:text-properties officeooo:rsid="00b6e29d"/>
    </style:style>
    <style:style style:name="T85" style:family="text">
      <style:text-properties officeooo:rsid="00baca25"/>
    </style:style>
    <style:style style:name="T86" style:family="text">
      <style:text-properties officeooo:rsid="00c37f05"/>
    </style:style>
    <style:style style:name="T87" style:family="text">
      <style:text-properties officeooo:rsid="00c3a41e"/>
    </style:style>
    <style:style style:name="T88" style:family="text">
      <style:text-properties officeooo:rsid="00c3d115"/>
    </style:style>
    <style:style style:name="T89" style:family="text">
      <style:text-properties officeooo:rsid="00c5403e"/>
    </style:style>
    <style:style style:name="T90" style:family="text">
      <style:text-properties officeooo:rsid="00c5cd3f"/>
    </style:style>
    <style:style style:name="T91" style:family="text">
      <style:text-properties officeooo:rsid="00c6179e"/>
    </style:style>
    <style:style style:name="T92" style:family="text">
      <style:text-properties officeooo:rsid="00c7fdfe"/>
    </style:style>
    <style:style style:name="T93" style:family="text">
      <style:text-properties officeooo:rsid="00c941c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SMN-to-Diatonic-Dulcimer-TAB</text:h>
      <text:p text:style-name="P3"/>
      <text:p text:style-name="P3">This document contains additional code documentation for the above noted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RefNumber">Ref#</text:p>
          </table:table-cell>
          <table:table-cell table:style-name="Table1.A1" office:value-type="string">
            <text:p text:style-name="P66">TO-DO Description</text:p>
          </table:table-cell>
        </table:table-row>
        <table:table-row table:style-name="Table1.2">
          <table:table-cell table:style-name="Table1.A2" office:value-type="string">
            <text:p text:style-name="RefNumber"/>
          </table:table-cell>
          <table:table-cell table:style-name="Table1.A2" office:value-type="string">
            <text:p text:style-name="P12"><text:span text:style-name="T41">Ties</text:span><text:span text:style-name="T66">. </text:span>Figure out how to add ties. <text:span text:style-name="T80">See </text:span><text:span text:style-name="T44">CD-10</text:span><text:span text:style-name="T80"> below for current thinking on how to do this.</text:span></text:p>
          </table:table-cell>
        </table:table-row>
        <table:table-row table:style-name="Table1.3">
          <table:table-cell table:style-name="Table1.A2" office:value-type="string">
            <text:p text:style-name="RefNumber"/>
          </table:table-cell>
          <table:table-cell table:style-name="Table1.A2" office:value-type="string">
            <text:p text:style-name="P12"><text:span text:style-name="T36">Obtain TAB staff stringData object</text:span> to get the open string tuning info.</text:p>
            <text:p text:style-name="P19"><text:span text:style-name="T66">Keep trying to find a way to guarantee that I have the exact instrument that goes to the TAB staff I’m writing to. See </text:span><text:span text:style-name="T41">CD-06</text:span><text:span text:style-name="T46">.</text:span></text:p>
          </table:table-cell>
        </table:table-row>
        <table:table-row table:style-name="Table1.4">
          <table:table-cell table:style-name="Table1.A2" office:value-type="string">
            <text:p text:style-name="RefNumber"/>
          </table:table-cell>
          <table:table-cell table:style-name="Table1.A2" office:value-type="string">
            <text:p text:style-name="P17"><text:span text:style-name="T37">Half-Fret Positioning</text:span><text:span text:style-name="T45">. </text:span><text:span text:style-name="T66">M</text:span><text:span text:style-name="T53">ore study? : </text:span>TAB note positions may be available after all; for the positioning the + half-frets. When I ran my ElementLister plugin with one of the chords selected on the TAB staff it showed me PosX of 0.3 and PosY for each string that exactly matches what ended up hard-coding. <text:span text:style-name="T66">So it seems to me that it must be possible to read the position values somehow.</text:span></text:p>
          </table:table-cell>
        </table:table-row>
        <table:table-row table:style-name="Table1.5">
          <table:table-cell table:style-name="Table1.A2" office:value-type="string">
            <text:p text:style-name="RefNumber"/>
          </table:table-cell>
          <table:table-cell table:style-name="Table1.B5">
            <text:p text:style-name="P10"/>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65">Documentation</text:p>
          </table:table-cell>
        </table:table-row>
        <table:table-row table:style-name="Table2.2">
          <table:table-cell table:style-name="Table2.A2" office:value-type="string">
            <text:p text:style-name="RefNumber">C<text:span text:style-name="T66">D</text:span>-01</text:p>
          </table:table-cell>
          <table:table-cell table:style-name="Table2.A2" office:value-type="string">
            <text:p text:style-name="P6"><text:span text:style-name="T40">Seduce Musescore into Assigning Notes to Desired Strings</text:span><text:span text:style-name="T64">. </text:span>I need to seduce Musescore into assigning the chord’s note pitches to the proper strings and frets. I am finding that it comes out mostly correct if I place the notes <text:span text:style-name="T47">onto</text:span> the TAB staff in the order of highest pitch to lowest pitch. So if there are three notes, then obviously we’re needing to use all three strings, and then it’s easy – highest pitch on string <text:span text:style-name="T47">2</text:span>, lowest on string <text:span text:style-name="T47">0</text:span>. But if we have fewer than three notes then they could be on <text:span text:style-name="T48">any string</text:span>. E.g., an A3 or a D3 in standard tuning. So I need to work out the string# for each note in successive order, starting with the highest pitch, and making use of the open tuning. If the highest pitch note is a pitch that i<text:span text:style-name="T47">s</text:span> below the open string tuning then we’ll try the next string <text:span text:style-name="T48">over, </text:span>and so on.</text:p>
            <text:p text:style-name="P6">So I’ll do this inside a where(){} loop <text:span text:style-name="T1">where I’ll, in effect, skip over strings until I find a string that can accommodate the note being processed. That </text:span><text:span text:style-name="Source_20_Text"><text:span text:style-name="T2">iString</text:span></text:span><text:span text:style-name="Source_20_Text"><text:span text:style-name="T3">Idx</text:span></text:span><text:span text:style-name="Source_20_Text"><text:span text:style-name="T2">++</text:span></text:span><text:span text:style-name="T1"> statement is what skips over a string whose tuning cannot accommodate the current note.</text:span></text:p>
            <text:p text:style-name="P9">Then the <text:span text:style-name="Source_20_Text">iString</text:span><text:span text:style-name="Source_20_Text"><text:span text:style-name="T51">Idx</text:span></text:span> statement at the bottom of the for{} loop has the effect of marking the string we just assigned a note to as now being unavailable for the next note in the chord to process.</text:p>
            <text:p text:style-name="P6"><text:span text:style-name="T51">T</text:span>he <text:span text:style-name="Source_20_Text">for{}</text:span> loop <text:span text:style-name="T51">is configured </text:span>to process the chromatic chord notes in order of highest pitch to lowest pitch.</text:p>
            <text:p text:style-name="P6">Also note that I believe this model will make adding a ‘Capo’ feature somewhat straightforward.</text:p>
            <text:p text:style-name="P21"><text:span text:style-name="T15">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ext:p text:style-name="P20"><text:span text:style-name="T15">KEY LEARNING</text:span>: Musescore stores the open string tuning (<text:span text:style-name="T49">retrieved</text:span> from the <text:span text:style-name="Source_20_Text">stringData</text:span> object) in an order that is consistent with the order it retrieves a chord’s note pitches: Lowest tuned string is in position [0], highest tuned string (the melody string for the Mtn Dulcimer) is in array position [2]. <text:span text:style-name="T50">Note that the Mountain Dulcimer’s string-tuning order is considered to be “upside down” as compared to Guitar and most other instruments that use TAB. In you look at the Advanced Style Properties of a Mountain Dulcimer TAB staff you’ll see the “Upside Down” box checked. When submitting the information for adding the Mtn Dulcimer instrument I was told that configuring the Mtn Dulcimer TAB staff to be Upside Down was necessary for proper functioning. I’ve done to investigate if this has any effect the open string tuning sort order discussed here. </text:span></text:p>
          </table:table-cell>
        </table:table-row>
        <table:table-row table:style-name="Table2.3">
          <table:table-cell table:style-name="Table2.A2" office:value-type="string">
            <text:p text:style-name="P57">C<text:span text:style-name="T66">D</text:span>-02</text:p>
          </table:table-cell>
          <table:table-cell table:style-name="Table2.A2" office:value-type="string">
            <text:p text:style-name="P53"><text:span text:style-name="T31">Half-Fret + Symbol Positioning</text:span><text:span text:style-name="T27">. </text:span><text:span text:style-name="T25">By convention, so-called 'half frets' in the Mountain Dulcimer diatonic+ TAB formatting are indicated using the plus sign to the right of the fret number. Since Musescore is, of course, using pure integers for fret numbers </text:span><text:span text:style-name="T26">the </text:span><text:span text:style-name="T25">half-fret ‘</text:span><text:span text:style-name="T26">+’ symbol </text:span><text:span text:style-name="T25">has to be shown on the TAB using a Staff Text element </text:span><text:span text:style-name="T26">as </text:span>a work-around. The challenge with this is getting those ‘+’ symbols in the right position. I have not been able to find a way to compute the proper x/y offsets for the text given the user’s style configurations for the TAB staff (fret number font size, TAB line spacing, etc). So all I’ve done at this point is manually hard-code offsets based on the default TAB style and the string number. <text:span text:style-name="T21">The hard-coded values are in </text:span><text:span text:style-name="Source_20_Text"><text:span text:style-name="T21">nHalfFretXPosition</text:span></text:span><text:span text:style-name="T21"> </text:span><text:span text:style-name="T24">and the</text:span><text:span text:style-name="T21"> </text:span><text:span text:style-name="Source_20_Text"><text:span text:style-name="T21">oFretBoard.nHalfFret</text:span></text:span><text:span text:style-name="Source_20_Text"><text:span text:style-name="T24">Y</text:span></text:span><text:span text:style-name="Source_20_Text"><text:span text:style-name="T21">Positions[]</text:span></text:span><text:span text:style-name="T21"> array.</text:span></text:p>
            <text:p text:style-name="P52">Obviously, one <text:span text:style-name="T6">negative for the user is that as they format the TAB staff, including if they create new part-pages, they’ll have to be chasing those ‘+’ symbols to keep repositioning them into the right positions next to their fret numbers.</text:span></text:p>
            <text:p text:style-name="P55"><text:span text:style-name="T15">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7">cursor.element.notes.length</text:span>]. It is doing this dynamically every time a note is added via <text:span text:style-name="Source_20_Text">cursor.addNote()</text:span>. <text:span text:style-name="T20">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20">.notes[]</text:span></text:span><text:span text:style-name="T20"> array, with the result being that my last added note is always in the </text:span><text:span text:style-name="Source_20_Text"><text:span text:style-name="T20">oCursor.element.notes[0]</text:span></text:span><text:span text:style-name="T20"> position. <text:s/></text:span><text:span text:style-name="T23">BUT then, try as I might...and I did try for about an hour...I cannot retrieve string or fret from </text:span><text:span text:style-name="Source_20_Text"><text:span text:style-name="T20">oCursor.element.notes[0]</text:span></text:span><text:span text:style-name="T20">; </text:span><text:span text:style-name="T23">even tho I can get pitch and color. So, what’s with that??</text:span></text:p>
            <text:p text:style-name="P54"/>
          </table:table-cell>
        </table:table-row>
        <table:table-row table:style-name="Table2.4">
          <table:table-cell table:style-name="Table2.A2" office:value-type="string">
            <text:p text:style-name="P58">C<text:span text:style-name="T66">D</text:span>-03</text:p>
          </table:table-cell>
          <table:table-cell table:style-name="Table2.A2" office:value-type="string">
            <text:p text:style-name="P8"><text:span text:style-name="T39">Determine Note Pitch that Will Result in Correct Diatonic Fret #</text:span><text:span text:style-name="T64">. </text:span><text:span text:style-name="T71">What I’m doing here may seem a bit odd, but it is based on a prior attempt to use a linked TAB staff, and to then adjust the resulting fret numbers from that linked staff. What I’m doing is:</text:span></text:p>
            <text:p text:style-name="P40">1.<text:tab/>I compute the chromatic string and fret for the SMN note.</text:p>
            <text:p text:style-name="P40">2.<text:tab/>I then use two diatonic fretboard arrays that serve as a chromatic to diatonic+ fret mapping to obtain an offset value.</text:p>
            <text:p text:style-name="P40">3.<text:tab/>I subtract the offset value from both the chromatic note pitch. This then gives me the note pitch that I need to give to Musescore which will trick Musescore into displaying the proper diatonic+ fret#.</text:p>
            <text:p text:style-name="P40">4.<text:tab/>One of the mapping arrays also tells me if it is a half-fret – so if it comes back ‘true’ then I’ll need to add the staff-text for the + symbol next to the fret number.</text:p>
            <text:p text:style-name="P11">** <text:span text:style-name="T22">Describe my algorithm for converting a chromatic chord into it’s diatonic+ chord notes.</text:span></text:p>
          </table:table-cell>
        </table:table-row>
        <table:table-row table:style-name="Table2.5">
          <table:table-cell table:style-name="Table2.A2" office:value-type="string">
            <text:p text:style-name="P59">C<text:span text:style-name="T66">D</text:span>-04</text:p>
          </table:table-cell>
          <table:table-cell table:style-name="Table2.A2" office:value-type="string">
            <text:p text:style-name="P16"><text:span text:style-name="T36">More </text:span><text:span text:style-name="T42">C</text:span><text:span text:style-name="T36">hord </text:span><text:span text:style-name="T42">N</text:span><text:span text:style-name="T36">otes than </text:span><text:span text:style-name="T42">S</text:span><text:span text:style-name="T36">t</text:span><text:span text:style-name="T42">r</text:span><text:span text:style-name="T36">ings on the TAB </text:span><text:span text:style-name="T42">S</text:span><text:span text:style-name="T36">taff</text:span>. Standard Mtn Dulcimer has 3 stings; although some have 4. The property <text:span text:style-name="Source_20_Text">oFretBoard.iNumOfStrings</text:span> holds this value for use in the code. This section of code checks, and adjusts, for the case where the numbers of notes in a chord on the SMN staff exceeds the number of strings the instrument has. What I’m doing here is working out an ‘offset’ value to use in the loop where I read in the notes from the SMN chord. The goal is to read in the 3 (or 4 if user changes the <text:s/><text:span text:style-name="Source_20_Text">oFretBoard.iNumOfStrings</text:span> property) highest pitched notes into the <text:span text:style-name="Source_20_Text">oTABchordInfo.iNotePitch[]</text:span> array. Then from that point forward the <text:span text:style-name="Source_20_Text">oTABchordInfo</text:span> object can processed without needing to take into account any consideration of note overflow.</text:p>
            <text:p text:style-name="P16">Of course, in such a case the code has no idea if the subset of highest pitched notes is really the best choice. The user will need to inspect that after the fact and make any desired corrections manually.</text:p>
            <text:p text:style-name="P16"><text:span text:style-name="T36">TODO</text:span>: It would be good to call the user’s attention to this situation when it arises. Perhaps by coloring the SMN and/or TAB notes in red so they can easily see them. However, I am assuming this to be a rare condition as presumably the arrangement has been authored, or edited, specifically for the Mountain Dulcimer. So I’m not going to worry about this at this time.</text:p>
          </table:table-cell>
        </table:table-row>
        <table:table-row table:style-name="Table2.6">
          <table:table-cell table:style-name="Table2.A2" office:value-type="string">
            <text:p text:style-name="P60">C<text:span text:style-name="T66">D</text:span>-05</text:p>
          </table:table-cell>
          <table:table-cell table:style-name="Table2.A2" office:value-type="string">
            <text:p text:style-name="P39"><text:span text:style-name="T42">Posting Notes to TAB Staff</text:span><text:span text:style-name="T71">. </text:span>See also DC-01. </text:p>
            <text:p text:style-name="P7"><text:span text:style-name="T51">T</text:span>he <text:span text:style-name="Source_20_Text">for{}</text:span> loop <text:span text:style-name="T51">is configured </text:span>to process the chord notes in order of highest pitch to lowest pitch.</text:p>
            <text:p text:style-name="P24">The hard-coded zero may seem strange in the statement <text:span text:style-name="Source_20_Text">oCursor.element.notes[0].play</text:span> = false. What is happening here is that I am accessing the last added note after I’ve moved the cursor back to the TAB chord I am operating on (see <text:span text:style-name="T92">both of the </text:span><text:span text:style-name="T7">Key Learning</text:span><text:span text:style-name="T13">s</text:span>) below. Because I am adding notes from highest pitch to lowest, and Musescore is sorting the chords notes such that the <text:span text:style-name="Source_20_Text">notes.[0]</text:span> index always holds the lowest pitch note of the chord, then index zero always holds the last note I added.</text:p>
            <text:p text:style-name="P73"><text:span text:style-name="T15">KEY LEARNING-</text:span><text:span text:style-name="T18">1</text:span>: The <text:span text:style-name="Source_20_Text">cursor.addNote()</text:span> method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ext:span text:style-name="T91">(except see </text:span><text:span text:style-name="T12">Key Learning-2</text:span><text:span text:style-name="T91"> below for an exception to this)</text:span>. Thus after adding a new note to the chord in this function I need to move the cursor back.</text:p>
            <text:p text:style-name="P74"><text:span text:style-name="T15">KEY LEARNING-</text:span><text:span text:style-name="T18">2</text:span>: <text:span text:style-name="T91">In debugging an infinite loop condition in my staff-walking where() loop, I discovered that when adding the last note in the score the cursor will </text:span><text:span text:style-name="T18">not</text:span><text:span text:style-name="T91"> automatically advance after adding that note. I assume this is because there is no longer any room left for the cursor to advance to. This assumption is based on the further assumption that when Musescore is adding a note and then looking to advance the cursor after doing so it is only going to advance the cursor into space that would be valid for writing a next note onto. So, for example, it isn’t going to advance the cursor onto a barline. So, then, when we are at the end of a score </text:span><text:span text:style-name="T92">and we’ve just written out a note that has used up all the beats in that measure - well, there is no longer any note-writing space left in the score; so Musescore just leaves the cursor sitting on that final note. The implication to me was that where I am writing out new TAB notes I have to test for this final note condition so that I don’t inadvertently move the cursor back one note when my goal is to stay in place.</text:span></text:p>
            <text:p text:style-name="P74"/>
          </table:table-cell>
        </table:table-row>
        <table:table-row table:style-name="Table2.7">
          <table:table-cell table:style-name="Table2.A2" office:value-type="string">
            <text:p text:style-name="P61">C<text:span text:style-name="T66">D</text:span>-06</text:p>
          </table:table-cell>
          <table:table-cell table:style-name="Table2.A2" office:value-type="string">
            <text:p text:style-name="P14"><text:span text:style-name="T36">Obtain TAB staff stringData object to get the open string tuning info</text:span>.</text:p>
            <text:p text:style-name="P34">It should have been simple enough, using the below process, but step-<text:span text:style-name="T67">2</text:span> does not work.</text:p>
            <text:p text:style-name="P32"><text:span text:style-name="T65">1. </text:span>First validate that the presumed TAB staff, that is, SMN staff index+1, isn’t greater than the total number of staves in the score.</text:p>
            <text:p text:style-name="P32"><text:span text:style-name="T65">2. </text:span><text:span text:style-name="T52">Then get the list of staves from the curScore object: </text:span><text:span text:style-name="Source_20_Text"><text:span text:style-name="T52">curScore.staves</text:span></text:span> <text:span text:style-name="T65">← </text:span><text:span text:style-name="T9">will not work. Tried all variations I could think of to retreive the list of staves; but just kept getting an error. I even posted this to the plugins forum seeking help</text:span><text:span text:style-name="T65">.</text:span></text:p>
            <text:p text:style-name="P32"><text:span text:style-name="T65">3. </text:span><text:span text:style-name="T52">Then get the TAB staff from the staves list: </text:span><text:span text:style-name="Source_20_Text"><text:span text:style-name="T52">curScore.staves[TAB staff index]</text:span></text:span></text:p>
            <text:p text:style-name="P34">2-3.alt: So instead of the above I was able to get to the staff object through the 1<text:span text:style-name="T4">st</text:span> element at the start of the selection. E.g.,</text:p>
            <text:p text:style-name="P67"><text:span text:style-name="Source_20_Text"><text:tab/><text:tab/>oCursor.rewind(Cursor.SELECTION_START);</text:span></text:p>
            <text:p text:style-name="P67"><text:span text:style-name="Source_20_Text"><text:tab/><text:tab/>iTABstaffIdx = oStaffInfo.getStaffInx("TAB");</text:span></text:p>
            <text:p text:style-name="P67"><text:span text:style-name="Source_20_Text"><text:tab/><text:tab/>var oTABstaff = oCursor.element.staff;</text:span></text:p>
            <text:p text:style-name="P67"><text:span text:style-name="Source_20_Text"><text:tab/><text:tab/>var oTABpart = oCursor.element.staff.part;</text:span> </text:p>
            <text:p text:style-name="P33"><text:span text:style-name="T65">4. </text:span>From the TAB staff object obtain the part object it is a part of: <text:span text:style-name="Source_20_Text"><text:s/></text:span><text:span text:style-name="Source_20_Text"><text:span text:style-name="T65">oCursor.element.staff.part</text:span></text:span></text:p>
            <text:p text:style-name="P32"><text:span text:style-name="T65">5. </text:span>And then I <text:span text:style-name="T68">was able to </text:span>inspect that part to see i<text:span text:style-name="T68">f it</text:span> looks valid for a TAB, including obtaining the <text:span text:style-name="Source_20_Text">stringData</text:span> object that should be there for a TAB staff.</text:p>
            <text:p text:style-name="P35">6. However, I can’t find a way to guarantee that I have the exact instrument which goes with the exact TAB staff I’m going to write to. If there are two stringed instruments in the part which the designated TAB staff is in, then <text:span text:style-name="T68">my code </text:span>simply g<text:span text:style-name="T68">ets</text:span> the string info for the 1<text:span text:style-name="T4">st</text:span> instrument.</text:p>
          </table:table-cell>
        </table:table-row>
        <table:table-row table:style-name="TableLine94266315541568">
          <table:table-cell table:style-name="Table2.A2" office:value-type="string">
            <text:p text:style-name="P61">C<text:span text:style-name="T66">D</text:span>-07</text:p>
          </table:table-cell>
          <table:table-cell table:style-name="Table2.A2" office:value-type="string">
            <text:p text:style-name="P25"><text:span text:style-name="T36">Clear the TAB Staff Prior to Writing </text:span><text:span text:style-name="T42">O</text:span><text:span text:style-name="T36">nto It</text:span>. To avoid clashing with existing content, or even duplicating the Staff Text “+” half-fret symbols, we want to clear off whatever content may already be on that portion of the TAB staff that we are going to write to.</text:p>
            <text:p text:style-name="P27">I was assuming / hoping that the curScore.selection.clear() command would ‘clear’ the contents of the selection range; but, alas, all it does is remove the selection range, it has no effect on the items within the selection. So, sadly, there appears to be no straightforward way to clear a range.</text:p>
            <text:p text:style-name="P27">So I guess I’ll have to walk through the range and one-by-one remove chords and staff-text elements. I believe that I should not remove the rests because I do actually need to have at least one element at the start of the selected range. When you select a measure and hit the [delete] key Musescore does remove all the content, but it puts in a full-measure rest element at the start of the measure. And I do need to have that there. See DC-08 about this.</text:p>
            <text:p text:style-name="P28">I figured out how to walk the selection, along the TAB staff, and remove all the chords. And, pleasantly, it appears the Musescore replaces the chords with rests. This is good as it doesn’t leave the measure ‘empty’ – which would cause errors with attempting to add new chords.</text:p>
            <text:p text:style-name="P28">Now I gotta figure out how to find and remove the staff text – those “+” half-fret symbols. <text:s/><text:span text:style-name="T58">For possible answer see: </text:span><text:a xlink:type="simple" xlink:href="https://musescore.org/en/node/282763" text:style-name="Internet_20_link" text:visited-style-name="Visited_20_Internet_20_Link"><text:span text:style-name="T58">https://musescore.org/en/node/282763</text:span></text:a></text:p>
            <text:p text:style-name="P28"/>
            <text:p text:style-name="P25"><text:span text:style-name="T7">Procedure</text:span>:</text:p>
            <text:p text:style-name="P25">1. <text:span text:style-name="T55">Rewind to start of selection</text:span>.</text:p>
            <text:p text:style-name="P25">2. <text:span text:style-name="T57">Move oCursor.staffIdx to the TAB staff</text:span>.</text:p>
            <text:p text:style-name="P25">3. <text:span text:style-name="T57">Walk the selection range, clearing any ‘Chord’ and ‘Staff-Text’ objects on the TAB staff.</text:span></text:p>
            <text:p text:style-name="P25">4. Move the staff index back to the SMN staff.</text:p>
            <text:p text:style-name="P26">5. <text:span text:style-name="T55">Rewind </text:span><text:span text:style-name="T57">back </text:span><text:span text:style-name="T55">to start of selection</text:span>.</text:p>
            <text:p text:style-name="P22"><text:span text:style-name="T15">KEY LEARNING</text:span>: The <text:span text:style-name="Source_20_Text">oCursor.rewind(Cursor.SELECTION_START)</text:span> <text:span text:style-name="T56">function puts the </text:span><text:span text:style-name="Source_20_Text"><text:span text:style-name="T56">cursor.staffIdx</text:span></text:span><text:span text:style-name="T56"> back onto the staff where the selection range is. I discovered that when I invoked </text:span><text:span text:style-name="Source_20_Text"><text:span text:style-name="T56">oCursor.staffIdx = oStaffInfo.getStaffInx("TAB")</text:span></text:span><text:span text:style-name="T56"> </text:span><text:span text:style-name="T8">before</text:span><text:span text:style-name="T56"> </text:span><text:span text:style-name="Source_20_Text">oCursor.rewind(Cursor.SELECTION_START)</text:span> <text:span text:style-name="T56">I erased everything off of the SMN staff. </text:span></text:p>
          </table:table-cell>
        </table:table-row>
        <table:table-row table:style-name="TableLine94266315540368">
          <table:table-cell table:style-name="Table2.A2" office:value-type="string">
            <text:p text:style-name="P62">C<text:span text:style-name="T59">D</text:span>-08</text:p>
          </table:table-cell>
          <table:table-cell table:style-name="Table2.A2" office:value-type="string">
            <text:p text:style-name="P13"><text:span text:style-name="T38">No Element in TAB Staff at Start of User Selection</text:span><text:span text:style-name="T54">. </text:span></text:p>
            <text:p text:style-name="P13"><text:span text:style-name="T60">If user selected range of chords doesn’t being at a measure start boundary; and if the TAB staff we’re writing to ‘blank,’ - meaning that it only has the full-measure rest in it that Musescore automatically puts in when create a new measure, or select the measure and hit the the [delete] key, then when the plugin attempts to write out the first chord/notes onto the TAB staff I get an error. </text:span><text:span text:style-name="T61">The error implies that there is no </text:span><text:span text:style-name="Source_20_Text"><text:span text:style-name="T61">element</text:span></text:span><text:span text:style-name="T61"> at that tick position. Which, ok, that is presumably true – by design. But why won’t it let me write a </text:span><text:span text:style-name="Source_20_Text"><text:span text:style-name="T61">note</text:span></text:span><text:span text:style-name="T61">, or a </text:span><text:span text:style-name="Source_20_Text"><text:span text:style-name="T61">rest</text:span></text:span><text:span text:style-name="T61">, to put an </text:span><text:span text:style-name="Source_20_Text"><text:span text:style-name="T61">element</text:span></text:span><text:span text:style-name="T61"> there? Weirder yet, when I inspect what is at that ‘blank’ tick position the plugin tells me (via debug statements I put in for this) there is a </text:span><text:span text:style-name="Source_20_Text"><text:span text:style-name="T61">segment</text:span></text:span><text:span text:style-name="T61"> object there; and that the segment type is a </text:span><text:span text:style-name="Source_20_Text"><text:span text:style-name="T61">ChordRest</text:span></text:span><text:span text:style-name="T61"> object. So it doesn’t make sense to me that I can’t add a note there. But after hours-and-hours of trying I could never do it.</text:span></text:p>
            <text:p text:style-name="P30">Now, at the start of such a ‘blank’ measure there is a <text:span text:style-name="Source_20_Text">rest element</text:span>. And I can add a <text:span text:style-name="Source_20_Text">note</text:span> or <text:span text:style-name="Source_20_Text">rest</text:span> there. And when I do that Musescore then fills out the rest of the measure with rests (just like it does when you are in the user interface and adding notes to a measure) so that when I then move the cursor forward to the next segment, there is an <text:span text:style-name="Source_20_Text">element</text:span> object there; and it then overwrites it with the new <text:span text:style-name="Source_20_Text">note</text:span> (or <text:span text:style-name="Source_20_Text">rest</text:span>) that <text:span text:style-name="T62">I </text:span>read from the SMN staff and write there.</text:p>
            <text:p text:style-name="P15"><text:span text:style-name="T61">So my assumption is that a plugin can only add a new </text:span><text:span text:style-name="Source_20_Text"><text:span text:style-name="T61">note</text:span></text:span><text:span text:style-name="T61"> or </text:span><text:span text:style-name="Source_20_Text"><text:span text:style-name="T61">rest</text:span></text:span><text:span text:style-name="T61"> to a staff at a point where an </text:span><text:span text:style-name="Source_20_Text"><text:span text:style-name="T61">element</text:span></text:span><text:span text:style-name="T61"> object already exists. And that a </text:span><text:span text:style-name="Source_20_Text"><text:span text:style-name="T61">ChordRest</text:span></text:span><text:span text:style-name="T61"> object is not considered to be an </text:span><text:span text:style-name="Source_20_Text"><text:span text:style-name="T61">element</text:span></text:span><text:span text:style-name="T61"> for this purpose under the plugin API. There is probably something wrong with this assumption, but for the life of me I can’t work out what it may be.</text:span></text:p>
            <text:p text:style-name="P18">So I <text:span text:style-name="T62">am </text:span>check<text:span text:style-name="T62">ing</text:span> for this ‘<text:span text:style-name="T62">partial measure’ selection</text:span> in the validity check. <text:span text:style-name="T62">If I find this is the case then I simply adjust the SMN staff’s selection range to include the full measure at the start of the selection.</text:span></text:p>
            <text:p text:style-name="P18"/>
            <text:p text:style-name="P51">Code Notes –</text:p>
            <text:p text:style-name="P29">After many hours I have not been able to figure out how to add anything to a staff where there isn’t already either a chord or rest element object (note: debug statements always show a ‘ChordRest’ object at all segments, but even with those there I can’t add any new chord or rest element).</text:p>
            <text:p text:style-name="P31">The cleanest way to get the tick of the start of the measure the cursor is currently <text:span text:style-name="T63">sitting at </text:span>seems to be:</text:p>
            <text:p text:style-name="P31"><text:tab/><text:span text:style-name="Source_20_Text">oCursor.measure.firstSegment.tick</text:span> (Which actually took me a lot of trial-and-error to work out the pathway to get that precious tick value.) <text:span text:style-name="T63">So, from the </text:span><text:span text:style-name="Source_20_Text"><text:span text:style-name="T63">cursor</text:span></text:span><text:span text:style-name="T63"> you can retrieve the </text:span><text:span text:style-name="Source_20_Text"><text:span text:style-name="T63">measure</text:span></text:span><text:span text:style-name="T63"> object where the cursor is sitting. Then the </text:span><text:span text:style-name="Source_20_Text"><text:span text:style-name="T63">measure</text:span></text:span><text:span text:style-name="T63"> object has a property, which returns you the first </text:span><text:span text:style-name="Source_20_Text"><text:span text:style-name="T63">segment</text:span></text:span><text:span text:style-name="T63"> in that particular </text:span><text:span text:style-name="Source_20_Text"><text:span text:style-name="T63">measure</text:span></text:span><text:span text:style-name="T63"> (so ‘</text:span><text:span text:style-name="Source_20_Text"><text:span text:style-name="T63">firstSegment</text:span></text:span><text:span text:style-name="T63">’ is a </text:span><text:span text:style-name="Source_20_Text"><text:span text:style-name="T63">segment</text:span></text:span><text:span text:style-name="T63"> object). Then finally you can retrieve the </text:span><text:span text:style-name="Source_20_Text"><text:span text:style-name="T63">tick</text:span></text:span><text:span text:style-name="T63"> value for that </text:span><text:span text:style-name="Source_20_Text"><text:span text:style-name="T63">firstSegment</text:span></text:span><text:span text:style-name="T63"> object.</text:span></text:p>
            <text:p text:style-name="P31">The test to determine if I need to move back to the start of a measure also took a fair bit of experimentation, but was simple enough as:</text:p>
            <text:p text:style-name="P29"><text:tab/><text:span text:style-name="Source_20_Text">if (oCursor.segment.elementAt(oCursor.staffIdx*4) == null)</text:span> </text:p>
            <text:p text:style-name="P29"/>
          </table:table-cell>
        </table:table-row>
        <table:table-row table:style-name="TableLine94266315556288">
          <table:table-cell table:style-name="Table2.A2" office:value-type="string">
            <text:p text:style-name="P63">CD-09</text:p>
          </table:table-cell>
          <table:table-cell table:style-name="Table2.A2" office:value-type="string">
            <text:p text:style-name="P75"><text:span text:style-name="T42">Infinite Loop in the makeTAB while{} Loop</text:span><text:span text:style-name="T71">. </text:span><text:span text:style-name="T93">This was fixed in </text:span><text:span text:style-name="T19">release 1.2</text:span><text:span text:style-name="T93">. The cause was that adding the last note of a score will not auto-advance the cursor. See CD-05, Key Learning-2 for a description.</text:span></text:p>
          </table:table-cell>
        </table:table-row>
        <table:table-row table:style-name="TableLine94266315397120">
          <table:table-cell table:style-name="Table2.A2" office:value-type="string">
            <text:p text:style-name="P64">CD-10</text:p>
          </table:table-cell>
          <table:table-cell table:style-name="Table2.A2" office:value-type="string">
            <text:p text:style-name="P41"><text:span text:style-name="T36">Ties</text:span>. <text:span text:style-name="T81">As I expected, this </text:span><text:span text:style-name="T86">did prove to be </text:span><text:span text:style-name="T81">a challenge. </text:span><text:span text:style-name="T11">First</text:span><text:span text:style-name="T81">, there is no direct plugin API function to add a tie. </text:span><text:span text:style-name="T72">Tie’s have to be added using the ‘cmd()’ interface, by calling </text:span><text:span text:style-name="Source_20_Text"><text:span text:style-name="T72">cmd(“tie”)</text:span></text:span><text:span text:style-name="T72">. </text:span><text:span text:style-name="T81"><text:s/></text:span><text:span text:style-name="T72">I don’t think this a major barrier, but it adds a bit of messiness as you have to have the initial note selected before calling it, and you have to be sure the note it’s going to be tied to really </text:span><text:span text:style-name="T73">is the right note, with the right pitch/string/fret. </text:span><text:span text:style-name="T10">Secondly</text:span><text:span text:style-name="T74">, </text:span><text:span text:style-name="T79">and the key barrier, is matching up the two tied notes on the Tab staff. I cannot figure out a way to directly, efficiently, and unambiguously, match up the two notes. I think it all comes down to </text:span><text:span text:style-name="T74">not being able to get a TAB note’s string/fret number </text:span><text:span text:style-name="T79">after it is written out to the Tab staff by Musescore.</text:span><text:span text:style-name="T73"> Even tho</text:span><text:span text:style-name="T79">ugh</text:span><text:span text:style-name="T73"> a TAB note’s properties include string number and fret number, you can’t actually retrieve those for a note you added in your plugin. I have no idea why, but those values are not available </text:span><text:span text:style-name="T74">to a plugin until after the plugin has completed running (meaning, if you </text:span><text:span text:style-name="T79">were to </text:span><text:span text:style-name="T74">run a 2</text:span><text:span text:style-name="T5">nd</text:span><text:span text:style-name="T74"> plugin </text:span><text:span text:style-name="T10">after</text:span><text:span text:style-name="T74"> </text:span><text:span text:style-name="T79">a plugin in which you added notes to a Tab staff </text:span><text:span text:style-name="T74">completes, you could get them, but that doesn’t help us here). So in order to add ties to the TAB notes I kind of have to brute-strength it. And I think it likely that in my adopted algorithm there will be edge-cases where something goes awry and the user will have to do some fix-ups after the plugin runs.</text:span></text:p>
            <text:p text:style-name="P42">I consider<text:span text:style-name="T86">ed</text:span> two potential approaches. One that is based on sensing and using <text:span text:style-name="T82">the</text:span> <text:span text:style-name="Source_20_Text">tieForward</text:span> object<text:span text:style-name="T82">, and the other going from the opposite direction, using the</text:span> <text:span text:style-name="Source_20_Text">tieBack</text:span> objects. <text:span text:style-name="T86">I ended up going with the first approach - using the </text:span><text:span text:style-name="Source_20_Text"><text:span text:style-name="T86">tieForward</text:span></text:span><text:span text:style-name="T86"> object, tho as far as I could work out neither approach has an real advantage over the other.</text:span></text:p>
            <text:p text:style-name="P47">First - I created a <text:span text:style-name="Source_20_Text">QtObject</text:span> in my code, <text:span text:style-name="Source_20_Text">id: oTiesPending</text:span>. This functions as a list of ties that we sensed from the SMN staff, but which are waiting for us to arrive at the cursor.tick position where the tie terminates. This object contains an array which is the pending ties list. It also contains functions which serve as the methods for operating on this list - e.g., to sort the list, add new rows to the list, etc.</text:p>
            <text:p text:style-name="P43"><text:span text:style-name="T43">Ties – Start at Starting Note</text:span><text:span text:style-name="T79">. So </text:span><text:span text:style-name="T86">here is the process I use: </text:span></text:p>
            <text:p text:style-name="P48">A. I sense for a forward tie as I read chords from the SMN staff at the current cursor location. I’m really sensing as I process each individual note within the SMN chord since ties are objects a the individual note level. What I do is store the tie object as part of the <text:span text:style-name="Source_20_Text">oChordInfo</text:span> object’s data as I am in the <text:span text:style-name="Source_20_Text">buildTABchord()</text:span> function. I use this later to create an entry in the pending ties list.</text:p>
            <text:p text:style-name="P49">B. Along with the tie object, I also obtain, and store into a column of the pending ties array list, the <text:span text:style-name="Source_20_Text">tick</text:span> value of the tied note’s <text:span text:style-name="Source_20_Text">endNote</text:span>. I need this to know when to add the tie. I use this column to sort the array by tick value. Then at each cursor location I arrive at I create the needed ties for that tick location.</text:p>
            <text:p text:style-name="P44"><text:span text:style-name="T88">C</text:span><text:span text:style-name="T78">. </text:span><text:span text:style-name="T87">Once I have written out the TAB chord, in the </text:span><text:span text:style-name="Source_20_Text"><text:span text:style-name="T87">writeTABchord() function</text:span></text:span><text:span text:style-name="T87">, I can </text:span><text:span text:style-name="T88">insert the needed new entries </text:span><text:span text:style-name="T87">into the pending ties list. It is at this point that I have the </text:span><text:span text:style-name="Source_20_Text"><text:span text:style-name="T87">oTABnote</text:span></text:span><text:span text:style-name="T87"> object </text:span><text:span text:style-name="T88">that I need to do this</text:span><text:span text:style-name="T87"> </text:span><text:span text:style-name="T88">(</text:span>the actual <text:span text:style-name="T88">TAB </text:span>note object, not just data about that note<text:span text:style-name="T88">). The </text:span><text:span text:style-name="Source_20_Text"><text:span text:style-name="T88">oTABnote</text:span></text:span><text:span text:style-name="T88"> object which </text:span><text:span text:style-name="T87">will </text:span><text:span text:style-name="T88">end up being</text:span><text:span text:style-name="T87"> the firstNote of the tie we’ll need to add </text:span><text:span text:style-name="T88">once we get to the tie’s endNote tick position on the staff</text:span><text:span text:style-name="T87">.</text:span></text:p>
            <text:p text:style-name="P44"><text:span text:style-name="T88">D</text:span><text:span text:style-name="T78">. </text:span><text:span text:style-name="T88">Upon completion of writing out t</text:span>he TAB notes <text:span text:style-name="T88">at a given cursor location - in the </text:span><text:span text:style-name="Source_20_Text"><text:span text:style-name="T88">writeTABchord()</text:span></text:span><text:span text:style-name="T88"> function</text:span>, I <text:span text:style-name="T88">can then </text:span>go into <text:span text:style-name="T88">the mode of writing out any ties that are ‘due’ at the current tick position. I call </text:span>a function <text:span text:style-name="T88">in the </text:span><text:span text:style-name="Source_20_Text"><text:span text:style-name="T86">oTiesPending</text:span></text:span><text:span text:style-name="T88"> object to accomplish this</text:span>. <text:span text:style-name="T88">This ends up being a bit inefficient because I do want to be sure I match up the TAB note’s assigned string and fret number, as assigned internally by Musescore when I wrote out the TAB chord notes earlier. There’s no direct way to do this, so I have to use a nested loop to compare those values </text:span><text:span text:style-name="T89">against each other. So this procedure is:</text:span></text:p>
            <text:p text:style-name="P69">1. <text:span text:style-name="Source_20_Text">LOOP</text:span> through th<text:span text:style-name="T89">e subset of the </text:span><text:span text:style-name="Source_20_Text">pendingTabTies</text:span> list <text:span text:style-name="T89">whose last tick is the current cursor location. For each such row:</text:span></text:p>
            <text:p text:style-name="P69">2. <text:span text:style-name="T89">Drive through an inner loop to match up specific notes of the just written TAB chord to each tie’s </text:span><text:span text:style-name="Source_20_Text"><text:span text:style-name="T89">startNote</text:span></text:span><text:span text:style-name="T89">. If I hit a match, then:</text:span></text:p>
            <text:p text:style-name="P72"><text:span text:style-name="T75">a</text:span>. Create a single-note selection using the <text:span text:style-name="Source_20_Text"><text:span text:style-name="T86">oTiesPending.</text:span></text:span><text:span text:style-name="Source_20_Text"><text:span text:style-name="T89">oTABnote</text:span></text:span> <text:span text:style-name="T89">(that is, the </text:span>left, <text:span text:style-name="T89">or starting,</text:span> <text:span text:style-name="T89">n</text:span>ote <text:span text:style-name="T89">of the tied pair)</text:span>.</text:p>
            <text:p text:style-name="P71"><text:span text:style-name="T75">b</text:span>. Issue the <text:span text:style-name="Source_20_Text">cmd(“tie”)</text:span> command.</text:p>
            <text:p text:style-name="P70"><text:span text:style-name="T89">3</text:span>. <text:span text:style-name="T89">Then r</text:span>emove the <text:span text:style-name="Source_20_Text">TabTie</text:span> <text:span text:style-name="T89">row</text:span> just processed <text:span text:style-name="T76">from the </text:span><text:span text:style-name="Source_20_Text"><text:span text:style-name="T76">pendingTabTies</text:span></text:span><text:span text:style-name="T76"> list</text:span>. <text:span text:style-name="T89">NOTE: Even if I don’t find a match in #2 above, I remove the row. The implication of not finding a match is that string/fret assignment of the two notes differs, so Musescore won’t tie them together (Musescore will tie that starting note to whatever is the next note matching pitch/string/fret, which won’t be what we want). So if no match, ignore that pending tie by removing it from the list.</text:span></text:p>
            <text:p text:style-name="P69"><text:span text:style-name="T77">3. --</text:span><text:span text:style-name="T90">END--</text:span></text:p>
            <text:p text:style-name="P50"/>
            <text:p text:style-name="P23"><text:span text:style-name="T15">KEY LEARNIN</text:span><text:span text:style-name="T16">G-1</text:span>: <text:span text:style-name="T90">I initially thought I could make good use of the </text:span><text:span text:style-name="Source_20_Text"><text:span text:style-name="T90">is()</text:span></text:span><text:span text:style-name="T90"> method to match up tied note pairs. But in the end that didn’t help. But I did experiment with how that method works. The s</text:span><text:span text:style-name="T83">yntax for the </text:span><text:span text:style-name="Source_20_Text"><text:span text:style-name="T83">is()</text:span></text:span><text:span text:style-name="T83"> function comparison wasn’t very intuitive, but an issue posting on Musescore helped me here: </text:span><text:span text:style-name="Source_20_Text"><text:span text:style-name="T83">element.is(element)</text:span></text:span><text:span text:style-name="T83">. For example:</text:span></text:p>
            <text:p text:style-name="P23"><text:span text:style-name="Source_20_Text"><text:span text:style-name="T83">var oNote3 = oCursor.element.notes[0];</text:span></text:span></text:p>
            <text:p text:style-name="P23"><text:span text:style-name="Source_20_Text"><text:span text:style-name="T83">var </text:span></text:span><text:span text:style-name="Source_20_Text"><text:span text:style-name="T56">oNote4 = oCursor.element.notes[0];</text:span></text:span></text:p>
            <text:p text:style-name="P23"><text:span text:style-name="Source_20_Text"><text:span text:style-name="T56">bResult = oNote3.is(oNote4);</text:span></text:span><text:span text:style-name="T56"> </text:span><text:span text:style-name="T83">&lt; – Returns TRUE.</text:span></text:p>
            <text:p text:style-name="P68"/>
            <text:p text:style-name="P23"><text:span text:style-name="T15">KEY LEARNIN</text:span><text:span text:style-name="T16">G-2 </text:span><text:span text:style-name="T17">Don’t Reuse Variable When Building Array</text:span>: <text:span text:style-name="T84">When I add a multi-property variable to an array it appears to add it by reference, not a copy. </text:span><text:span text:style-name="T85">Or, rather, it creates and retains a pointer-link between the variable and the array’s element thus created</text:span><text:span text:style-name="T84">. </text:span><text:span text:style-name="T85">Thus,</text:span><text:span text:style-name="T84"> if I reuse that same variable with the intent to eventually use it to add a new element to the array the new values I stor</text:span><text:span text:style-name="T85">e</text:span><text:span text:style-name="T84"> into that reused variable </text:span><text:span text:style-name="T85">overwrite</text:span><text:span text:style-name="T84"> the values </text:span><text:span text:style-name="T85">previously </text:span><text:span text:style-name="T84">stored in</text:span><text:span text:style-name="T85">to</text:span><text:span text:style-name="T84"> the array. </text:span><text:span text:style-name="T83">For example:</text:span></text:p>
            <text:p text:style-name="P23"><text:span text:style-name="Source_20_Text">var tieInstance = {</text:span></text:p>
            <text:p text:style-name="P23"><text:span text:style-name="Source_20_Text"><text:tab/>"first_NoteTick": oCursor.tick,</text:span></text:p>
            <text:p text:style-name="P23"><text:span text:style-name="Source_20_Text"><text:tab/>"first_oSMNnote": oCursor.element.notes[0],</text:span></text:p>
            <text:p text:style-name="P23"><text:span text:style-name="Source_20_Text">}</text:span></text:p>
            <text:p text:style-name="P23"><text:span text:style-name="Source_20_Text">arrTies.unshift(tieInstance);</text:span></text:p>
            <text:p text:style-name="P45">The above, when executed multiple times, results in all elements of the <text:span text:style-name="Source_20_Text">arrTies[]</text:span> array all having the exact same values – all elements of the array contain the values of the last values set into the <text:span text:style-name="Source_20_Text">tieInstance</text:span> variable. </text:p>
            <text:p text:style-name="P46">If the <text:span text:style-name="Source_20_Text">tieInstance</text:span> variable is destroyed, then recreated, (like, e.g., it was declared in a loop, then you exit the loop, later go back into the loop where it is then declared anew) it will then store new values into the array (but still those new values will all be the same if you reuse the variable several times before destroying it again).</text:p>
            <text:p text:style-name="P68"/>
            <text:p text:style-name="P56"><text:span text:style-name="T32">KEY LEARNIN</text:span><text:span text:style-name="T33">G-3 </text:span><text:span text:style-name="T34">Array Sorting Issue</text:span><text:span text:style-name="T28">: </text:span><text:span text:style-name="T29">The QML Javascript engine is not calling an array’s sort-compare function when the array has been build using the ‘</text:span><text:span text:style-name="Source_20_Text"><text:span text:style-name="T35">unshift</text:span></text:span><text:span text:style-name="T29">’ method instead of the ‘</text:span><text:span text:style-name="Source_20_Text"><text:span text:style-name="T35">push</text:span></text:span><text:span text:style-name="T29">’ method. It’s actually rather weird. If I add one row at a time to the array inside a loop using </text:span><text:span text:style-name="Source_20_Text"><text:span text:style-name="T35">unshift</text:span></text:span><text:span text:style-name="T29"> then nothing I can do will call the </text:span><text:span text:style-name="Source_20_Text"><text:span text:style-name="T35">sort(compare-function)</text:span></text:span><text:span text:style-name="T29"> after I’ve finished building the array. Yet, if I add two or more rows within the same </text:span><text:span text:style-name="Source_20_Text"><text:span text:style-name="T35">unshift</text:span></text:span><text:span text:style-name="T29"> method call </text:span><text:span text:style-name="T30">in that loop</text:span><text:span text:style-name="T29">, then, later, it will process the </text:span><text:span text:style-name="Source_20_Text"><text:span text:style-name="T35">sort(compare-function)</text:span></text:span><text:span text:style-name="T29">. I spent hours and hours trying to work this out. For a demo of this issue, see reference code </text:span><text:span text:style-name="Source_20_Text"><text:span text:style-name="T35">mscore-plugin-SMN2DiatonicTab/QML-Reference-Code</text:span></text:span><text:span text:style-name="Source_20_Text">REFcode_ArraySorting_ErrorDemo.qml</text:span>. </text:p>
            <text:p text:style-name="P41"/>
          </table:table-cell>
        </table:table-row>
        <table:table-row table:style-name="TableLine94266315568096">
          <table:table-cell table:style-name="Table2.A2" office:value-type="string">
            <text:p text:style-name="P63"/>
          </table:table-cell>
          <table:table-cell table:style-name="Table2.A2" office:value-type="string">
            <text:p text:style-name="P36"/>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3-28T14:34:14.817759549</dc:date>
    <meta:editing-duration>PT14H11M19S</meta:editing-duration>
    <meta:editing-cycles>91</meta:editing-cycles>
    <meta:generator>LibreOffice/6.4.7.2$Linux_X86_64 LibreOffice_project/40$Build-2</meta:generator>
    <meta:document-statistic meta:table-count="2" meta:image-count="0" meta:object-count="0" meta:page-count="1" meta:paragraph-count="111" meta:word-count="4299" meta:character-count="24254" meta:non-whitespace-character-count="20031"/>
  </office:meta>
</office:document-meta>
</file>